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min-height="0.75cm" fo:min-width="0cm"/>
    </style:style>
    <style:style style:name="gr2" style:family="graphic" style:parent-style-name="standard">
      <style:graphic-properties draw:fill-color="#aecf00" draw:textarea-horizontal-align="justify" draw:textarea-vertical-align="middle" draw:auto-grow-height="false" fo:min-height="0.75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75cm" fo:min-width="0cm"/>
    </style:style>
    <style:style style:name="gr5" style:family="graphic" style:parent-style-name="standard">
      <style:graphic-properties draw:fill-color="#ffd320" draw:textarea-horizontal-align="justify" draw:textarea-vertical-align="middle" draw:auto-grow-height="false" fo:min-height="0.75cm" fo:min-width="0cm"/>
    </style:style>
    <style:style style:name="gr6" style:family="graphic" style:parent-style-name="standard">
      <style:graphic-properties draw:fill-color="#ffd320" draw:textarea-horizontal-align="justify" draw:textarea-vertical-align="middle" draw:auto-grow-height="false" fo:min-height="0.75cm" fo:min-width="0cm"/>
    </style:style>
    <style:style style:name="gr7" style:family="graphic" style:parent-style-name="standard">
      <style:graphic-properties draw:fill="none" draw:textarea-vertical-align="middle" draw:auto-grow-height="false" fo:min-height="1.3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0" style:family="graphic" style:parent-style-name="standard">
      <style:graphic-properties draw:fill="none" draw:textarea-vertical-align="middle" draw:auto-grow-height="false" fo:min-height="1.268cm" fo:min-width="0cm"/>
    </style:style>
    <style:style style:name="gr11" style:family="graphic" style:parent-style-name="standard">
      <style:graphic-properties draw:textarea-horizontal-align="justify" draw:textarea-vertical-align="middle" draw:auto-grow-height="false" fo:min-height="0.4cm" fo:min-width="1.446cm" fo:wrap-option="no-wrap"/>
    </style:style>
    <style:style style:name="P1" style:family="paragraph">
      <loext:graphic-properties draw:fill-color="#aecf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d32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1cm" svg:x="4.4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1cm" svg:x="4.8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1cm" svg:x="5.2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1cm" svg:x="5.6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1cm" svg:x="6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1cm" svg:x="6.4cm" svg:y="4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1cm" svg:x="6.8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cm" svg:x="7.2cm" svg:y="4.5cm">
          <text:p text:style-name="P2">t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1cm" svg:x="7.6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1cm" svg:x="8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1cm" svg:x="8.4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1cm" svg:x="8.8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1cm" svg:x="9.2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1cm" svg:x="9.6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1cm" svg:x="10cm" svg:y="4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1cm" svg:x="10.4cm" svg:y="4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1cm" svg:x="10.8cm" svg:y="4.5cm">
          <text:p text:style-name="P2">t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1.2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1.6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2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2.4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2.8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3.2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3.6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4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4.4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4.8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5.2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5.6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6cm" svg:y="4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6.4cm" svg:y="4.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cm" svg:height="1cm" svg:x="16.8cm" svg:y="4.5cm">
          <text:p text:style-name="P2">t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0.354cm" svg:height="1.6cm" draw:transform="rotate (-1.57673044625168) translate (7.202cm 5.645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712.304809494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5" draw:layer="layout" svg:width="0.82cm" svg:height="0.962cm" svg:x="6cm" svg:y="5.838cm">
          <draw:text-box>
            <text:p>s</text:p>
          </draw:text-box>
        </draw:frame>
        <draw:custom-shape draw:style-name="gr7" draw:text-style-name="P4" draw:layer="layout" svg:width="0.354cm" svg:height="1.6cm" draw:transform="rotate (-1.57673044625168) translate (7.602cm 4.108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712.304809494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9" draw:text-style-name="P5" draw:layer="layout" svg:width="0.959cm" svg:height="0.962cm" svg:x="6.4cm" svg:y="3.338cm">
          <draw:text-box>
            <text:p>s’</text:p>
          </draw:text-box>
        </draw:frame>
        <draw:custom-shape draw:style-name="gr7" draw:text-style-name="P4" draw:layer="layout" svg:width="0.354cm" svg:height="1.6cm" draw:transform="rotate (-1.57673044625168) translate (7.202cm 5.642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712.304809494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7" draw:text-style-name="P4" draw:layer="layout" svg:width="0.354cm" svg:height="1.6cm" draw:transform="rotate (-1.57673044625168) translate (11.202cm 5.645cm)">
          <text:p/>
          <draw:enhanced-geometry svg:viewBox="0 0 21600 21600" draw:glue-points="21600 0 0 10800 21600 21600" draw:text-areas="13800 ?f9 21600 ?f10" draw:mirror-horizontal="false" draw:mirror-vertical="true" draw:type="left-brace" draw:modifiers="1800 10712.304809494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0" draw:text-style-name="P4" draw:layer="layout" svg:width="0.354cm" svg:height="1.6cm" draw:transform="rotate (-1.57673044625168) translate (11.6cm 4.109cm)">
          <text:p/>
          <draw:enhanced-geometry svg:viewBox="0 0 21600 21600" draw:glue-points="21600 0 0 10800 21600 21600" draw:text-areas="13800 ?f9 21600 ?f10" draw:mirror-horizontal="false" draw:mirror-vertical="false" draw:type="left-brace" draw:modifiers="1800 10712.3048094941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5" draw:layer="layout" svg:width="0.82cm" svg:height="0.962cm" svg:x="9.98cm" svg:y="5.838cm">
          <draw:text-box>
            <text:p>s</text:p>
          </draw:text-box>
        </draw:frame>
        <draw:frame draw:style-name="gr9" draw:text-style-name="P5" draw:layer="layout" svg:width="0.959cm" svg:height="0.962cm" svg:x="10.4cm" svg:y="3.338cm">
          <draw:text-box>
            <text:p>s’</text:p>
          </draw:text-box>
        </draw:frame>
        <draw:custom-shape draw:style-name="gr1" draw:text-style-name="P1" draw:layer="layout" svg:width="0.4cm" svg:height="1cm" svg:x="4.4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cm" svg:x="4.8cm" svg:y="7.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1cm" svg:x="5.2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1cm" svg:x="5.6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cm" svg:x="6cm" svg:y="7.2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1cm" svg:x="6.4cm" svg:y="7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cm" svg:x="6.8cm" svg:y="7.2cm">
          <text:p text:style-name="P2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cm" svg:x="7.2cm" svg:y="7.2cm"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1cm" svg:x="7.6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1cm" svg:x="8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1cm" svg:x="8.4cm" svg:y="7.2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1cm" svg:x="8.8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1cm" svg:x="9.2cm" svg:y="7.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1cm" svg:x="9.6cm" svg:y="7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1cm" svg:x="10cm" svg:y="7.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1cm" svg:x="10.4cm" svg:y="7.2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1cm" svg:x="10.8cm" svg:y="7.2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1.2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cm" svg:height="1cm" svg:x="11.6cm" svg:y="7.2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2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2.4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2.8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cm" svg:height="1cm" svg:x="13.2cm" svg:y="7.2cm"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3.6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4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4.4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4.8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5.2cm" svg:y="7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5.6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cm" svg:height="1cm" svg:x="16cm" svg:y="7.2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6.4cm" svg:y="7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cm" svg:height="1cm" svg:x="16.8cm" svg:y="7.2cm">
          <text:p text:style-name="P2"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72cm" svg:height="0.962cm" svg:x="1.6cm" svg:y="4.5cm">
          <draw:text-box>
            <text:p>screens</text:p>
          </draw:text-box>
        </draw:frame>
        <draw:frame draw:style-name="gr8" draw:text-style-name="P5" draw:layer="layout" svg:width="2.509cm" svg:height="0.962cm" svg:x="1.691cm" svg:y="7.2cm">
          <draw:text-box>
            <text:p>actions</text:p>
          </draw:text-box>
        </draw:frame>
        <draw:custom-shape draw:style-name="gr1" draw:text-style-name="P1" draw:layer="layout" svg:width="0.4cm" svg:height="1cm" svg:x="4.4cm" svg:y="9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cm" svg:x="4.8cm" svg:y="9.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1cm" svg:x="5.2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1cm" svg:x="5.6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1cm" svg:x="6cm" svg:y="9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cm" svg:height="1cm" svg:x="6.4cm" svg:y="9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cm" svg:x="6.8cm" svg:y="9.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4cm" svg:height="1cm" svg:x="7.2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1cm" svg:x="7.6cm" svg:y="9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1cm" svg:x="8cm" svg:y="9.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1cm" svg:x="8.4cm" svg:y="9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1cm" svg:x="8.8cm" svg:y="9.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1cm" svg:x="9.2cm" svg:y="9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1cm" svg:x="9.6cm" svg:y="9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1cm" svg:x="10cm" svg:y="9.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4cm" svg:height="1cm" svg:x="10.4cm" svg:y="9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4cm" svg:height="1cm" svg:x="10.8cm" svg:y="9.7cm">
          <text:p text:style-name="P2"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1.2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1.6cm" svg:y="9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cm" svg:height="1cm" svg:x="12cm" svg:y="9.7cm"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2.4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2.8cm" svg:y="9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cm" svg:height="1cm" svg:x="13.2cm" svg:y="9.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3.6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4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4.4cm" svg:y="9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cm" svg:height="1cm" svg:x="14.8cm" svg:y="9.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5.2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5.6cm" svg:y="9.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0.4cm" svg:height="1cm" svg:x="16cm" svg:y="9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cm" svg:height="1cm" svg:x="16.4cm" svg:y="9.7cm"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0.4cm" svg:height="1cm" svg:x="16.8cm" svg:y="9.7cm">
          <text:p text:style-name="P2"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2.754cm" svg:height="0.962cm" svg:x="1.646cm" svg:y="9.738cm">
          <draw:text-box>
            <text:p>rewards</text:p>
          </draw:text-box>
        </draw:frame>
        <draw:custom-shape draw:style-name="gr11" draw:text-style-name="P2" draw:layer="layout" svg:width="2.1cm" svg:height="0.7cm" svg:x="6.1cm" svg:y="2.3cm">
          <text:p text:style-name="P2">right</text:p>
          <draw:enhanced-geometry svg:viewBox="0 0 21600 21600" draw:text-areas="800 800 20800 20800" draw:type="round-rectangular-callout" draw:modifiers="3618.84816753927 46404.5649072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2" draw:layer="layout" svg:width="2.1cm" svg:height="0.7cm" svg:x="11cm" svg:y="2.3cm">
          <text:p text:style-name="P2">wrong</text:p>
          <draw:enhanced-geometry svg:viewBox="0 0 21600 21600" draw:text-areas="800 800 20800 20800" draw:type="round-rectangular-callout" draw:modifiers="3618.84816753927 46404.56490727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8" draw:text-style-name="P5" draw:layer="layout" svg:width="7.443cm" svg:height="1.191cm" svg:x="7.2cm" svg:y="12cm">
          <draw:text-box>
            <text:p>ReplayMemory数据结构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0T18:47:04.722009402</meta:creation-date>
    <dc:date>2016-09-10T19:15:10.616681271</dc:date>
    <meta:editing-duration>PT7M31S</meta:editing-duration>
    <meta:editing-cycles>2</meta:editing-cycles>
    <meta:generator>LibreOffice/5.1.4.2$Linux_X86_64 LibreOffice_project/10m0$Build-2</meta:generator>
    <meta:document-statistic meta:object-count="111"/>
  </office:meta>
</office:document-meta>
</file>